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t's a [ticket buyer / e-season ticket] for [commuters]</text:p>
      <text:p text:style-name="Standard">It makes keeping a season ticket without it being lost or destroyed easier.</text:p>
      <text:p text:style-name="Standard">Its an e-ticket for trains.</text:p>
      <text:p text:style-name="Standard">With special feature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ul wiggin</meta:initial-creator>
    <meta:creation-date>2014-04-14T14:01:40.29</meta:creation-date>
    <dc:date>2014-04-14T14:09:27.71</dc:date>
    <dc:creator>saul wiggin</dc:creator>
    <meta:editing-duration>PT7M47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4" meta:word-count="30" meta:character-count="178"/>
  </office:meta>
</office:document-meta>
</file>